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[.A2];3)" office:value-type="float" office:value="64" calcext:value-type="float">
            <text:p>64</text:p>
          </table:table-cell>
          <table:table-cell table:style-name="ce1" office:value-type="string" calcext:value-type="string" table:number-columns-spanned="2" table:number-rows-spanned="1">
            <text:p>Floor</text:p>
          </table:table-cell>
          <table:covered-table-cell/>
          <table:table-cell office:value-type="string" calcext:value-type="string">
            <text:p>Err</text:p>
          </table:table-cell>
          <table:table-cell table:style-name="ce1" office:value-type="string" calcext:value-type="string" table:number-columns-spanned="2" table:number-rows-spanned="1">
            <text:p>Ceiling</text:p>
          </table:table-cell>
          <table:covered-table-cell/>
          <table:table-cell office:value-type="string" calcext:value-type="string">
            <text:p>Err</text:p>
          </table:table-cell>
        </table:table-row>
        <table:table-row table:style-name="ro1">
          <table:table-cell table:formula="of:=POWER([.B2]*2;1/3)" office:value-type="float" office:value="5.03968419957949" calcext:value-type="float">
            <text:p>5.0396841996</text:p>
          </table:table-cell>
          <table:table-cell table:formula="of:=POWER([.A3];3)" office:value-type="float" office:value="128" calcext:value-type="float">
            <text:p>128</text:p>
          </table:table-cell>
          <table:table-cell table:formula="of:=FLOOR([.A3])" office:value-type="float" office:value="5" calcext:value-type="float">
            <text:p>5</text:p>
          </table:table-cell>
          <table:table-cell table:formula="of:=POWER([.C3];3)" office:value-type="float" office:value="125" calcext:value-type="float">
            <text:p>125</text:p>
          </table:table-cell>
          <table:table-cell table:formula="of:=([.D3]-[.$B3])/[.$B3]" office:value-type="float" office:value="-0.0234374999999996" calcext:value-type="float">
            <text:p>-0.0234</text:p>
          </table:table-cell>
          <table:table-cell table:formula="of:=CEILING([.A3])" office:value-type="float" office:value="6" calcext:value-type="float">
            <text:p>6</text:p>
          </table:table-cell>
          <table:table-cell table:formula="of:=POWER([.F3];3)" office:value-type="float" office:value="216" calcext:value-type="float">
            <text:p>216</text:p>
          </table:table-cell>
          <table:table-cell table:formula="of:=([.G3]-[.$B3])/[.$B3]" office:value-type="float" office:value="0.687500000000001" calcext:value-type="float">
            <text:p>0.6875</text:p>
          </table:table-cell>
        </table:table-row>
        <table:table-row table:style-name="ro1">
          <table:table-cell table:formula="of:=POWER([.B3]*2;1/3)" office:value-type="float" office:value="6.3496042078728" calcext:value-type="float">
            <text:p>6.3496042079</text:p>
          </table:table-cell>
          <table:table-cell table:formula="of:=POWER([.A4];3)" office:value-type="float" office:value="256" calcext:value-type="float">
            <text:p>256</text:p>
          </table:table-cell>
          <table:table-cell table:formula="of:=FLOOR([.A4])" office:value-type="float" office:value="6" calcext:value-type="float">
            <text:p>6</text:p>
          </table:table-cell>
          <table:table-cell table:formula="of:=POWER([.C4];3)" office:value-type="float" office:value="216" calcext:value-type="float">
            <text:p>216</text:p>
          </table:table-cell>
          <table:table-cell table:formula="of:=([.D4]-[.$B4])/[.$B4]" office:value-type="float" office:value="-0.156249999999999" calcext:value-type="float">
            <text:p>-0.1562</text:p>
          </table:table-cell>
          <table:table-cell table:formula="of:=CEILING([.A4])" office:value-type="float" office:value="7" calcext:value-type="float">
            <text:p>7</text:p>
          </table:table-cell>
          <table:table-cell table:formula="of:=POWER([.F4];3)" office:value-type="float" office:value="343" calcext:value-type="float">
            <text:p>343</text:p>
          </table:table-cell>
          <table:table-cell table:formula="of:=([.G4]-[.$B4])/[.$B4]" office:value-type="float" office:value="0.339843750000001" calcext:value-type="float">
            <text:p>0.3398</text:p>
          </table:table-cell>
        </table:table-row>
        <table:table-row table:style-name="ro1">
          <table:table-cell table:formula="of:=POWER([.B4]*2;1/3)" office:value-type="float" office:value="8" calcext:value-type="float">
            <text:p>8</text:p>
          </table:table-cell>
          <table:table-cell table:formula="of:=POWER([.A5];3)" office:value-type="float" office:value="512" calcext:value-type="float">
            <text:p>512</text:p>
          </table:table-cell>
          <table:table-cell table:formula="of:=FLOOR([.A5])" office:value-type="float" office:value="8" calcext:value-type="float">
            <text:p>8</text:p>
          </table:table-cell>
          <table:table-cell table:formula="of:=POWER([.C5];3)" office:value-type="float" office:value="512" calcext:value-type="float">
            <text:p>512</text:p>
          </table:table-cell>
          <table:table-cell table:formula="of:=([.D5]-[.$B5])/[.$B5]" office:value-type="float" office:value="0" calcext:value-type="float">
            <text:p>0.0000</text:p>
          </table:table-cell>
          <table:table-cell table:formula="of:=CEILING([.A5])" office:value-type="float" office:value="8" calcext:value-type="float">
            <text:p>8</text:p>
          </table:table-cell>
          <table:table-cell table:formula="of:=POWER([.F5];3)" office:value-type="float" office:value="512" calcext:value-type="float">
            <text:p>512</text:p>
          </table:table-cell>
          <table:table-cell table:formula="of:=([.G5]-[.$B5])/[.$B5]" office:value-type="float" office:value="0" calcext:value-type="float">
            <text:p>0.0000</text:p>
          </table:table-cell>
        </table:table-row>
        <table:table-row table:style-name="ro1">
          <table:table-cell table:formula="of:=POWER([.B5]*2;1/3)" office:value-type="float" office:value="10.079368399159" calcext:value-type="float">
            <text:p>10.0793683992</text:p>
          </table:table-cell>
          <table:table-cell table:formula="of:=POWER([.A6];3)" office:value-type="float" office:value="1024" calcext:value-type="float">
            <text:p>1024</text:p>
          </table:table-cell>
          <table:table-cell table:formula="of:=FLOOR([.A6])" office:value-type="float" office:value="10" calcext:value-type="float">
            <text:p>10</text:p>
          </table:table-cell>
          <table:table-cell table:formula="of:=POWER([.C6];3)" office:value-type="float" office:value="1000" calcext:value-type="float">
            <text:p>1000</text:p>
          </table:table-cell>
          <table:table-cell table:formula="of:=([.D6]-[.$B6])/[.$B6]" office:value-type="float" office:value="-0.0234374999999985" calcext:value-type="float">
            <text:p>-0.0234</text:p>
          </table:table-cell>
          <table:table-cell table:formula="of:=CEILING([.A6])" office:value-type="float" office:value="11" calcext:value-type="float">
            <text:p>11</text:p>
          </table:table-cell>
          <table:table-cell table:formula="of:=POWER([.F6];3)" office:value-type="float" office:value="1331" calcext:value-type="float">
            <text:p>1331</text:p>
          </table:table-cell>
          <table:table-cell table:formula="of:=([.G6]-[.$B6])/[.$B6]" office:value-type="float" office:value="0.299804687500002" calcext:value-type="float">
            <text:p>0.2998</text:p>
          </table:table-cell>
        </table:table-row>
        <table:table-row table:style-name="ro1">
          <table:table-cell table:formula="of:=POWER([.B6]*2;1/3)" office:value-type="float" office:value="12.6992084157456" calcext:value-type="float">
            <text:p>12.6992084157</text:p>
          </table:table-cell>
          <table:table-cell table:formula="of:=POWER([.A7];3)" office:value-type="float" office:value="2048" calcext:value-type="float">
            <text:p>2048</text:p>
          </table:table-cell>
          <table:table-cell table:formula="of:=FLOOR([.A7])" office:value-type="float" office:value="12" calcext:value-type="float">
            <text:p>12</text:p>
          </table:table-cell>
          <table:table-cell table:formula="of:=POWER([.C7];3)" office:value-type="float" office:value="1728" calcext:value-type="float">
            <text:p>1728</text:p>
          </table:table-cell>
          <table:table-cell table:formula="of:=([.D7]-[.$B7])/[.$B7]" office:value-type="float" office:value="-0.156249999999998" calcext:value-type="float">
            <text:p>-0.1562</text:p>
          </table:table-cell>
          <table:table-cell table:formula="of:=CEILING([.A7])" office:value-type="float" office:value="13" calcext:value-type="float">
            <text:p>13</text:p>
          </table:table-cell>
          <table:table-cell table:formula="of:=POWER([.F7];3)" office:value-type="float" office:value="2197" calcext:value-type="float">
            <text:p>2197</text:p>
          </table:table-cell>
          <table:table-cell table:formula="of:=([.G7]-[.$B7])/[.$B7]" office:value-type="float" office:value="0.072753906250002" calcext:value-type="float">
            <text:p>0.0728</text:p>
          </table:table-cell>
        </table:table-row>
        <table:table-row table:style-name="ro1">
          <table:table-cell table:formula="of:=POWER([.B7]*2;1/3)" office:value-type="float" office:value="16" calcext:value-type="float">
            <text:p>16</text:p>
          </table:table-cell>
          <table:table-cell table:formula="of:=POWER([.A8];3)" office:value-type="float" office:value="4095.99999999999" calcext:value-type="float">
            <text:p>4096</text:p>
          </table:table-cell>
          <table:table-cell table:formula="of:=FLOOR([.A8])" office:value-type="float" office:value="16" calcext:value-type="float">
            <text:p>16</text:p>
          </table:table-cell>
          <table:table-cell table:formula="of:=POWER([.C8];3)" office:value-type="float" office:value="4096" calcext:value-type="float">
            <text:p>4096</text:p>
          </table:table-cell>
          <table:table-cell table:formula="of:=([.D8]-[.$B8])/[.$B8]" office:value-type="float" office:value="0" calcext:value-type="float">
            <text:p>0.0000</text:p>
          </table:table-cell>
          <table:table-cell table:formula="of:=CEILING([.A8])" office:value-type="float" office:value="16" calcext:value-type="float">
            <text:p>16</text:p>
          </table:table-cell>
          <table:table-cell table:formula="of:=POWER([.F8];3)" office:value-type="float" office:value="4096" calcext:value-type="float">
            <text:p>4096</text:p>
          </table:table-cell>
          <table:table-cell table:formula="of:=([.G8]-[.$B8])/[.$B8]" office:value-type="float" office:value="0" calcext:value-type="float">
            <text:p>0.0000</text:p>
          </table:table-cell>
        </table:table-row>
        <table:table-row table:style-name="ro1">
          <table:table-cell table:formula="of:=POWER([.B8]*2;1/3)" office:value-type="float" office:value="20.158736798318" calcext:value-type="float">
            <text:p>20.1587367983</text:p>
          </table:table-cell>
          <table:table-cell table:formula="of:=POWER([.A9];3)" office:value-type="float" office:value="8191.99999999998" calcext:value-type="float">
            <text:p>8192</text:p>
          </table:table-cell>
          <table:table-cell table:formula="of:=FLOOR([.A9])" office:value-type="float" office:value="20" calcext:value-type="float">
            <text:p>20</text:p>
          </table:table-cell>
          <table:table-cell table:formula="of:=POWER([.C9];3)" office:value-type="float" office:value="8000" calcext:value-type="float">
            <text:p>8000</text:p>
          </table:table-cell>
          <table:table-cell table:formula="of:=([.D9]-[.$B9])/[.$B9]" office:value-type="float" office:value="-0.0234374999999975" calcext:value-type="float">
            <text:p>-0.0234</text:p>
          </table:table-cell>
          <table:table-cell table:formula="of:=CEILING([.A9])" office:value-type="float" office:value="21" calcext:value-type="float">
            <text:p>21</text:p>
          </table:table-cell>
          <table:table-cell table:formula="of:=POWER([.F9];3)" office:value-type="float" office:value="9261" calcext:value-type="float">
            <text:p>9261</text:p>
          </table:table-cell>
          <table:table-cell table:formula="of:=([.G9]-[.$B9])/[.$B9]" office:value-type="float" office:value="0.130493164062503" calcext:value-type="float">
            <text:p>0.1305</text:p>
          </table:table-cell>
        </table:table-row>
        <table:table-row table:style-name="ro1">
          <table:table-cell table:formula="of:=POWER([.B9]*2;1/3)" office:value-type="float" office:value="25.3984168314912" calcext:value-type="float">
            <text:p>25.3984168315</text:p>
          </table:table-cell>
          <table:table-cell table:formula="of:=POWER([.A10];3)" office:value-type="float" office:value="16384" calcext:value-type="float">
            <text:p>16384</text:p>
          </table:table-cell>
          <table:table-cell table:formula="of:=FLOOR([.A10])" office:value-type="float" office:value="25" calcext:value-type="float">
            <text:p>25</text:p>
          </table:table-cell>
          <table:table-cell table:formula="of:=POWER([.C10];3)" office:value-type="float" office:value="15625" calcext:value-type="float">
            <text:p>15625</text:p>
          </table:table-cell>
          <table:table-cell table:formula="of:=([.D10]-[.$B10])/[.$B10]" office:value-type="float" office:value="-0.046325683593747" calcext:value-type="float">
            <text:p>-0.0463</text:p>
          </table:table-cell>
          <table:table-cell table:formula="of:=CEILING([.A10])" office:value-type="float" office:value="26" calcext:value-type="float">
            <text:p>26</text:p>
          </table:table-cell>
          <table:table-cell table:formula="of:=POWER([.F10];3)" office:value-type="float" office:value="17576" calcext:value-type="float">
            <text:p>17576</text:p>
          </table:table-cell>
          <table:table-cell table:formula="of:=([.G10]-[.$B10])/[.$B10]" office:value-type="float" office:value="0.0727539062500033" calcext:value-type="float">
            <text:p>0.0728</text:p>
          </table:table-cell>
        </table:table-row>
        <table:table-row table:style-name="ro1">
          <table:table-cell table:formula="of:=POWER([.B10]*2;1/3)" office:value-type="float" office:value="32" calcext:value-type="float">
            <text:p>32</text:p>
          </table:table-cell>
          <table:table-cell table:formula="of:=POWER([.A11];3)" office:value-type="float" office:value="32767.9999999999" calcext:value-type="float">
            <text:p>32767.9999999999</text:p>
          </table:table-cell>
          <table:table-cell table:formula="of:=FLOOR([.A11])" office:value-type="float" office:value="32" calcext:value-type="float">
            <text:p>32</text:p>
          </table:table-cell>
          <table:table-cell table:formula="of:=POWER([.C11];3)" office:value-type="float" office:value="32768" calcext:value-type="float">
            <text:p>32768</text:p>
          </table:table-cell>
          <table:table-cell table:formula="of:=([.D11]-[.$B11])/[.$B11]" office:value-type="float" office:value="3.66373598126303E-015" calcext:value-type="float">
            <text:p>0.0000</text:p>
          </table:table-cell>
          <table:table-cell table:formula="of:=CEILING([.A11])" office:value-type="float" office:value="32" calcext:value-type="float">
            <text:p>32</text:p>
          </table:table-cell>
          <table:table-cell table:formula="of:=POWER([.F11];3)" office:value-type="float" office:value="32768" calcext:value-type="float">
            <text:p>32768</text:p>
          </table:table-cell>
          <table:table-cell table:formula="of:=([.G11]-[.$B11])/[.$B11]" office:value-type="float" office:value="3.66373598126303E-015" calcext:value-type="float">
            <text:p>0.0000</text:p>
          </table:table-cell>
        </table:table-row>
        <table:table-row table:style-name="ro1">
          <table:table-cell table:formula="of:=POWER([.B11]*2;1/3)" office:value-type="float" office:value="40.3174735966359" calcext:value-type="float">
            <text:p>40.3174735966</text:p>
          </table:table-cell>
          <table:table-cell table:formula="of:=POWER([.A12];3)" office:value-type="float" office:value="65535.9999999997" calcext:value-type="float">
            <text:p>65535.9999999997</text:p>
          </table:table-cell>
          <table:table-cell table:formula="of:=FLOOR([.A12])" office:value-type="float" office:value="40" calcext:value-type="float">
            <text:p>40</text:p>
          </table:table-cell>
          <table:table-cell table:formula="of:=POWER([.C12];3)" office:value-type="float" office:value="64000" calcext:value-type="float">
            <text:p>64000</text:p>
          </table:table-cell>
          <table:table-cell table:formula="of:=([.D12]-[.$B12])/[.$B12]" office:value-type="float" office:value="-0.0234374999999959" calcext:value-type="float">
            <text:p>-0.0234</text:p>
          </table:table-cell>
          <table:table-cell table:formula="of:=CEILING([.A12])" office:value-type="float" office:value="41" calcext:value-type="float">
            <text:p>41</text:p>
          </table:table-cell>
          <table:table-cell table:formula="of:=POWER([.F12];3)" office:value-type="float" office:value="68921" calcext:value-type="float">
            <text:p>68921</text:p>
          </table:table-cell>
          <table:table-cell table:formula="of:=([.G12]-[.$B12])/[.$B12]" office:value-type="float" office:value="0.0516510009765669" calcext:value-type="float">
            <text:p>0.0517</text:p>
          </table:table-cell>
        </table:table-row>
        <table:table-row table:style-name="ro1">
          <table:table-cell table:formula="of:=POWER([.B12]*2;1/3)" office:value-type="float" office:value="50.7968336629823" calcext:value-type="float">
            <text:p>50.796833663</text:p>
          </table:table-cell>
          <table:table-cell table:formula="of:=POWER([.A13];3)" office:value-type="float" office:value="131071.999999999" calcext:value-type="float">
            <text:p>131071.999999999</text:p>
          </table:table-cell>
          <table:table-cell table:formula="of:=FLOOR([.A13])" office:value-type="float" office:value="50" calcext:value-type="float">
            <text:p>50</text:p>
          </table:table-cell>
          <table:table-cell table:formula="of:=POWER([.C13];3)" office:value-type="float" office:value="125000" calcext:value-type="float">
            <text:p>125000</text:p>
          </table:table-cell>
          <table:table-cell table:formula="of:=([.D13]-[.$B13])/[.$B13]" office:value-type="float" office:value="-0.0463256835937453" calcext:value-type="float">
            <text:p>-0.0463</text:p>
          </table:table-cell>
          <table:table-cell table:formula="of:=CEILING([.A13])" office:value-type="float" office:value="51" calcext:value-type="float">
            <text:p>51</text:p>
          </table:table-cell>
          <table:table-cell table:formula="of:=POWER([.F13];3)" office:value-type="float" office:value="132651" calcext:value-type="float">
            <text:p>132651</text:p>
          </table:table-cell>
          <table:table-cell table:formula="of:=([.G13]-[.$B13])/[.$B13]" office:value-type="float" office:value="0.0120468139648487" calcext:value-type="float">
            <text:p>0.0120</text:p>
          </table:table-cell>
        </table:table-row>
        <table:table-row table:style-name="ro1">
          <table:table-cell table:formula="of:=POWER([.B13]*2;1/3)" office:value-type="float" office:value="63.9999999999999" calcext:value-type="float">
            <text:p>64</text:p>
          </table:table-cell>
          <table:table-cell table:formula="of:=POWER([.A14];3)" office:value-type="float" office:value="262143.999999999" calcext:value-type="float">
            <text:p>262143.999999999</text:p>
          </table:table-cell>
          <table:table-cell table:formula="of:=FLOOR([.A14])" office:value-type="float" office:value="63" calcext:value-type="float">
            <text:p>63</text:p>
          </table:table-cell>
          <table:table-cell table:formula="of:=POWER([.C14];3)" office:value-type="float" office:value="250047" calcext:value-type="float">
            <text:p>250047</text:p>
          </table:table-cell>
          <table:table-cell table:formula="of:=([.D14]-[.$B14])/[.$B14]" office:value-type="float" office:value="-0.0461463928222602" calcext:value-type="float">
            <text:p>-0.0461</text:p>
          </table:table-cell>
          <table:table-cell table:formula="of:=CEILING([.A14])" office:value-type="float" office:value="64" calcext:value-type="float">
            <text:p>64</text:p>
          </table:table-cell>
          <table:table-cell table:formula="of:=POWER([.F14];3)" office:value-type="float" office:value="262144" calcext:value-type="float">
            <text:p>262144</text:p>
          </table:table-cell>
          <table:table-cell table:formula="of:=([.G14]-[.$B14])/[.$B14]" office:value-type="float" office:value="5.66213742558833E-015" calcext:value-type="float">
            <text:p>0.0000</text:p>
          </table:table-cell>
        </table:table-row>
        <table:table-row table:style-name="ro1">
          <table:table-cell table:formula="of:=POWER([.B14]*2;1/3)" office:value-type="float" office:value="80.6349471932717" calcext:value-type="float">
            <text:p>80.6349471933</text:p>
          </table:table-cell>
          <table:table-cell table:formula="of:=POWER([.A15];3)" office:value-type="float" office:value="524287.999999997" calcext:value-type="float">
            <text:p>524287.999999997</text:p>
          </table:table-cell>
          <table:table-cell table:formula="of:=FLOOR([.A15])" office:value-type="float" office:value="80" calcext:value-type="float">
            <text:p>80</text:p>
          </table:table-cell>
          <table:table-cell table:formula="of:=POWER([.C15];3)" office:value-type="float" office:value="512000" calcext:value-type="float">
            <text:p>512000</text:p>
          </table:table-cell>
          <table:table-cell table:formula="of:=([.D15]-[.$B15])/[.$B15]" office:value-type="float" office:value="-0.0234374999999938" calcext:value-type="float">
            <text:p>-0.0234</text:p>
          </table:table-cell>
          <table:table-cell table:formula="of:=CEILING([.A15])" office:value-type="float" office:value="81" calcext:value-type="float">
            <text:p>81</text:p>
          </table:table-cell>
          <table:table-cell table:formula="of:=POWER([.F15];3)" office:value-type="float" office:value="531441" calcext:value-type="float">
            <text:p>531441</text:p>
          </table:table-cell>
          <table:table-cell table:formula="of:=([.G15]-[.$B15])/[.$B15]" office:value-type="float" office:value="0.0136432647705142" calcext:value-type="float">
            <text:p>0.0136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ranks</text:p>
          </table:table-cell>
          <table:table-cell office:value-type="string" calcext:value-type="string">
            <text:p>cell p dir</text:p>
          </table:table-cell>
          <table:table-cell office:value-type="string" calcext:value-type="string">
            <text:p>cells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style-name="ce1" table:number-columns-spanned="2" table:number-rows-spanned="1"/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A20];3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OWER([.C20];3)" office:value-type="float" office:value="125" calcext:value-type="float">
            <text:p>125</text:p>
          </table:table-cell>
          <table:table-cell table:style-name="Default" table:formula="of:=[.D20]/[.B20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[.A21];3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POWER([.C21];3)" office:value-type="float" office:value="1000" calcext:value-type="float">
            <text:p>1000</text:p>
          </table:table-cell>
          <table:table-cell table:style-name="Default" table:formula="of:=[.D21]/[.B21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[.A22];3)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POWER([.C22];3)" office:value-type="float" office:value="3375" calcext:value-type="float">
            <text:p>3375</text:p>
          </table:table-cell>
          <table:table-cell table:style-name="Default" table:formula="of:=[.D22]/[.B22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[.A23];3)"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POWER([.C23];3)" office:value-type="float" office:value="8000" calcext:value-type="float">
            <text:p>8000</text:p>
          </table:table-cell>
          <table:table-cell table:style-name="Default" table:formula="of:=[.D23]/[.B23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[.A24];3)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POWER([.C24];3)" office:value-type="float" office:value="15625" calcext:value-type="float">
            <text:p>15625</text:p>
          </table:table-cell>
          <table:table-cell table:style-name="Default" table:formula="of:=[.D24]/[.B24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[.A25];3)"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table:formula="of:=POWER([.C25];3)" office:value-type="float" office:value="27000" calcext:value-type="float">
            <text:p>27000</text:p>
          </table:table-cell>
          <table:table-cell table:style-name="Default" table:formula="of:=[.D25]/[.B25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[.A26];3)" office:value-type="float" office:value="343" calcext:value-type="float">
            <text:p>343</text:p>
          </table:table-cell>
          <table:table-cell office:value-type="float" office:value="35" calcext:value-type="float">
            <text:p>35</text:p>
          </table:table-cell>
          <table:table-cell table:formula="of:=POWER([.C26];3)" office:value-type="float" office:value="42875" calcext:value-type="float">
            <text:p>42875</text:p>
          </table:table-cell>
          <table:table-cell table:style-name="Default" table:formula="of:=[.D26]/[.B26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[.A27];3)"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formula="of:=POWER([.C27];3)" office:value-type="float" office:value="64000" calcext:value-type="float">
            <text:p>64000</text:p>
          </table:table-cell>
          <table:table-cell table:style-name="Default" table:formula="of:=[.D27]/[.B27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[.A28];3)" office:value-type="float" office:value="729" calcext:value-type="float">
            <text:p>729</text:p>
          </table:table-cell>
          <table:table-cell office:value-type="float" office:value="45" calcext:value-type="float">
            <text:p>45</text:p>
          </table:table-cell>
          <table:table-cell table:formula="of:=POWER([.C28];3)" office:value-type="float" office:value="91125" calcext:value-type="float">
            <text:p>91125</text:p>
          </table:table-cell>
          <table:table-cell table:style-name="Default" table:formula="of:=[.D28]/[.B28]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[.A29];3)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POWER([.C29];3)" office:value-type="float" office:value="125000" calcext:value-type="float">
            <text:p>125000</text:p>
          </table:table-cell>
          <table:table-cell table:style-name="Default" table:formula="of:=[.D29]/[.B29]" office:value-type="float" office:value="125" calcext:value-type="float">
            <text:p>12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2:17:46.090531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37:14.506214109</meta:creation-date>
    <dc:date>2016-06-01T17:35:43.584131730</dc:date>
    <meta:editing-duration>PT15M31S</meta:editing-duration>
    <meta:editing-cycles>2</meta:editing-cycles>
    <meta:generator>LibreOffice/5.1.2.2$Linux_X86_64 LibreOffice_project/10m0$Build-2</meta:generator>
    <meta:document-statistic meta:table-count="1" meta:cell-count="163" meta:object-count="0"/>
  </office:meta>
</office:document-meta>
</file>